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Monoscope" svg:font-family="Monoscope"/>
    <style:font-face style:name="monospace" svg:font-family="monospace"/>
    <style:font-face style:name="Monospace1" svg:font-family="Monospace" style:font-family-generic="roman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1" fo:font-size="12pt" fo:font-weight="normal" officeooo:paragraph-rsid="00221bc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5118in" fo:margin-right="0in" fo:text-indent="0in" style:auto-text-indent="false"/>
      <style:text-properties fo:color="#1f1c1b" style:font-name="Monospace1" fo:font-size="10pt" fo:font-style="italic" style:font-size-asian="10pt" style:font-style-asian="italic"/>
    </style:style>
    <style:style style:name="P4" style:family="paragraph" style:parent-style-name="Standard">
      <style:paragraph-properties fo:margin-left="0.5118in" fo:margin-right="0in" fo:text-indent="0in" style:auto-text-indent="false"/>
      <style:text-properties fo:font-variant="normal" fo:text-transform="none" fo:color="#000000" style:font-name="monospace" fo:font-size="10pt" fo:letter-spacing="normal" fo:font-style="italic" fo:font-weight="normal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left="0.5209in" fo:margin-right="0in" fo:text-indent="0in" style:auto-text-indent="false"/>
    </style:style>
    <style:style style:name="P6" style:family="paragraph" style:parent-style-name="Standard">
      <style:paragraph-properties fo:margin-left="0.4937in" fo:margin-right="0in" fo:text-indent="0in" style:auto-text-indent="false"/>
    </style:style>
    <style:style style:name="P7" style:family="paragraph" style:parent-style-name="Standard">
      <style:paragraph-properties fo:margin-left="0.4937in" fo:margin-right="0in" fo:text-indent="0in" style:auto-text-indent="false"/>
      <style:text-properties fo:color="#1f1c1b" style:font-name="Monospace1" fo:font-size="10pt" fo:font-style="italic" style:font-size-asian="10pt" style:font-style-asian="italic"/>
    </style:style>
    <style:style style:name="P8" style:family="paragraph" style:parent-style-name="Standard">
      <style:paragraph-properties fo:margin-left="0.4937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.5028in" fo:margin-right="0in" fo:text-align="start" style:justify-single-word="false" fo:text-indent="0in" style:auto-text-indent="false"/>
      <style:text-properties fo:color="#0000c0" style:font-name="Monospace1" fo:font-size="10pt" officeooo:paragraph-rsid="002a3d06" style:font-size-asian="10pt"/>
    </style:style>
    <style:style style:name="P10" style:family="paragraph" style:parent-style-name="Text_20_body">
      <style:paragraph-properties fo:margin-left="0.5055in" fo:margin-right="0in" fo:text-indent="0in" style:auto-text-indent="false"/>
      <style:text-properties officeooo:paragraph-rsid="002a3d06"/>
    </style:style>
    <style:style style:name="P11" style:family="paragraph" style:parent-style-name="Text_20_body">
      <style:paragraph-properties fo:margin-left="0.5055in" fo:margin-right="0in" fo:text-align="start" style:justify-single-word="false" fo:text-indent="0in" style:auto-text-indent="false"/>
      <style:text-properties fo:font-size="12pt" fo:font-weight="normal" officeooo:rsid="00221bc6" officeooo:paragraph-rsid="002a3d06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21bc6" officeooo:paragraph-rsid="0023c98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paragraph-rsid="002a3d06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rsid="002a1db2" officeooo:paragraph-rsid="002a1db2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/>
      <style:text-properties officeooo:rsid="002a1db2" officeooo:paragraph-rsid="002a1db2"/>
    </style:style>
    <style:style style:name="P16" style:family="paragraph" style:parent-style-name="Text_20_body">
      <loext:graphic-properties draw:fill="none"/>
      <style:paragraph-properties fo:margin-left="0.5in" fo:margin-right="0in" fo:text-indent="0in" style:auto-text-indent="false"/>
      <style:text-properties officeooo:paragraph-rsid="00272ec2"/>
    </style:style>
    <style:style style:name="P17" style:family="paragraph" style:parent-style-name="Text_20_body" style:master-page-name="">
      <loext:graphic-properties draw:fill="none"/>
      <style:paragraph-properties fo:margin-left="0.5in" fo:margin-right="0in" fo:margin-top="0in" fo:margin-bottom="0.0835in" loext:contextual-spacing="false" fo:text-indent="0in" style:auto-text-indent="false" style:page-number="auto"/>
      <style:text-properties officeooo:paragraph-rsid="002b5bf0"/>
    </style:style>
    <style:style style:name="P18" style:family="paragraph" style:parent-style-name="Text_20_body">
      <loext:graphic-properties draw:fill="none"/>
      <style:paragraph-properties fo:margin-left="0.5in" fo:margin-right="0in" fo:margin-top="0in" fo:margin-bottom="0.0835in" loext:contextual-spacing="false" fo:text-indent="0in" style:auto-text-indent="false"/>
      <style:text-properties officeooo:paragraph-rsid="002b5bf0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/>
      <style:text-properties officeooo:rsid="002a1db2" officeooo:paragraph-rsid="002a1db2"/>
    </style:style>
    <style:style style:name="P2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/>
      <style:text-properties fo:font-style="italic" officeooo:rsid="00272ec2" officeooo:paragraph-rsid="00272ec2" style:font-style-asian="italic" style:font-style-complex="italic"/>
    </style:style>
    <style:style style:name="P2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/>
      <style:text-properties officeooo:paragraph-rsid="002b5bf0"/>
    </style:style>
    <style:style style:name="P22" style:family="paragraph" style:parent-style-name="Text_20_body">
      <style:paragraph-properties fo:margin-left="0.5055in" fo:margin-right="0in" fo:text-indent="0in" style:auto-text-indent="false"/>
      <style:text-properties officeooo:paragraph-rsid="00385f49"/>
    </style:style>
    <style:style style:name="P23" style:family="paragraph" style:parent-style-name="Preformatted_20_Text">
      <loext:graphic-properties draw:fill="solid" draw:fill-color="#e6e6ff" draw:fill-image-width="0in" draw:fill-image-height="0in"/>
      <style:paragraph-properties fo:margin-left="0.5in" fo:margin-right="0in" fo:text-indent="0in" style:auto-text-indent="false" fo:background-color="#e6e6ff">
        <style:background-image/>
      </style:paragraph-properties>
      <style:text-properties style:font-name="Liberation Serif" fo:font-size="8pt" style:font-size-asian="8pt" style:font-size-complex="8pt"/>
    </style:style>
    <style:style style:name="P24" style:family="paragraph" style:parent-style-name="Preformatted_20_Text">
      <loext:graphic-properties draw:fill="solid" draw:fill-color="#e6e6ff" draw:fill-image-width="0in" draw:fill-image-height="0in"/>
      <style:paragraph-properties fo:margin-left="0.5in" fo:margin-right="0in" fo:margin-top="0in" fo:margin-bottom="0.1965in" loext:contextual-spacing="false" fo:text-indent="0in" style:auto-text-indent="false" fo:background-color="#e6e6ff">
        <style:background-image/>
      </style:paragraph-properties>
      <style:text-properties style:font-name="Liberation Serif" fo:font-size="8pt" style:font-size-asian="8pt" style:font-size-complex="8pt"/>
    </style:style>
    <style:style style:name="P25" style:family="paragraph" style:parent-style-name="Preformatted_20_Text" style:master-page-name="">
      <loext:graphic-properties draw:fill="solid" draw:fill-color="#e6e6ff" draw:fill-image-width="0in" draw:fill-image-height="0in"/>
      <style:paragraph-properties fo:margin-left="0.5in" fo:margin-right="0in" fo:text-indent="0in" style:auto-text-indent="false" style:page-number="auto" fo:background-color="#e6e6ff">
        <style:background-image/>
      </style:paragraph-properties>
      <style:text-properties style:font-name="Liberation Serif" fo:font-size="8pt" fo:font-weight="normal" officeooo:rsid="00221bc6" officeooo:paragraph-rsid="0023c986" style:font-size-asian="8pt" style:font-weight-asian="normal" style:font-size-complex="8pt" style:font-weight-complex="normal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officeooo:paragraph-rsid="002b5bf0"/>
    </style:style>
    <style:style style:name="P29" style:family="paragraph" style:parent-style-name="Standard" style:list-style-name="L1">
      <style:text-properties officeooo:paragraph-rsid="002a3d06"/>
    </style:style>
    <style:style style:name="P30" style:family="paragraph" style:parent-style-name="Standard" style:list-style-name="L1">
      <style:text-properties officeooo:rsid="00272ec2" officeooo:paragraph-rsid="002b5bf0"/>
    </style:style>
    <style:style style:name="P31" style:family="paragraph" style:parent-style-name="Standard" style:list-style-name="L1">
      <style:text-properties officeooo:rsid="00272ec2" officeooo:paragraph-rsid="00272ec2"/>
    </style:style>
    <style:style style:name="P32" style:family="paragraph" style:parent-style-name="Standard" style:list-style-name="L1">
      <style:text-properties officeooo:rsid="002a1db2" officeooo:paragraph-rsid="002a1db2"/>
    </style:style>
    <style:style style:name="P33" style:family="paragraph" style:parent-style-name="Standard">
      <style:text-properties fo:font-size="12pt" fo:font-weight="normal" officeooo:rsid="00221bc6" officeooo:paragraph-rsid="0023c986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21bc6" officeooo:paragraph-rsid="00385f49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officeooo:rsid="00385f49" officeooo:paragraph-rsid="00385f49"/>
    </style:style>
    <style:style style:name="P36" style:family="paragraph" style:parent-style-name="Standard" style:list-style-name="L1" style:master-page-name="">
      <loext:graphic-properties draw:fill="none"/>
      <style:paragraph-properties style:page-number="auto"/>
      <style:text-properties fo:color="#000000" style:font-name="Monospace" fo:font-size="10pt" fo:font-style="normal" officeooo:rsid="002b5bf0" officeooo:paragraph-rsid="002b5bf0" style:font-size-asian="10pt" style:font-style-asian="normal" style:font-style-complex="normal"/>
    </style:style>
    <style:style style:name="P37" style:family="paragraph" style:parent-style-name="Standard">
      <style:paragraph-properties fo:margin-left="0.5028in" fo:margin-right="0in" fo:text-align="start" style:justify-single-word="false" fo:text-indent="0in" style:auto-text-indent="false"/>
      <style:text-properties fo:color="#0000c0" style:font-name="Monospace1" fo:font-size="10pt" officeooo:paragraph-rsid="00385f49" style:font-size-asian="10pt"/>
    </style:style>
    <style:style style:name="P3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/>
      <style:text-properties officeooo:rsid="00385f49" officeooo:paragraph-rsid="00385f49"/>
    </style:style>
    <style:style style:name="P3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/>
      <style:text-properties fo:font-size="12pt" fo:font-weight="normal" officeooo:rsid="00221bc6" officeooo:paragraph-rsid="00385f4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Monospace1" fo:font-size="10pt" style:font-size-asian="10pt"/>
    </style:style>
    <style:style style:name="T3" style:family="text">
      <style:text-properties fo:color="#646464" style:font-name="Monospace1" fo:font-size="10pt" style:font-size-asian="10pt"/>
    </style:style>
    <style:style style:name="T4" style:family="text">
      <style:text-properties fo:color="#0000c0" style:font-name="Monospace1" fo:font-size="10pt" fo:font-style="italic" style:font-size-asian="10pt" style:font-style-asian="italic"/>
    </style:style>
    <style:style style:name="T5" style:family="text">
      <style:text-properties fo:color="#0000c0" style:font-name="Monospace1" fo:font-size="10pt" style:font-size-asian="10pt"/>
    </style:style>
    <style:style style:name="T6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000000" style:font-name="Consolas" fo:font-size="10.5pt" fo:letter-spacing="normal" fo:font-style="normal" fo:font-weight="normal" officeooo:rsid="00272ec2" fo:background-color="transparent" loext:char-shading-value="0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officeooo:rsid="002b5bf0" fo:background-color="transparent" loext:char-shading-value="0"/>
    </style:style>
    <style:style style:name="T9" style:family="text">
      <style:text-properties fo:font-variant="normal" fo:text-transform="none" fo:color="#000000" style:font-name="Consolas" fo:font-size="10.5pt" fo:letter-spacing="normal" fo:font-style="normal" fo:font-weight="bold" officeooo:rsid="002b5bf0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2b91af" style:font-name="Consolas" fo:font-size="10.5pt" fo:letter-spacing="normal" fo:font-style="normal" fo:font-weight="normal" fo:background-color="transparent" loext:char-shading-value="0"/>
    </style:style>
    <style:style style:name="T11" style:family="text">
      <style:text-properties fo:color="#7f0055" style:font-name="Monospace1" fo:font-size="10pt" fo:font-weight="bold" style:font-size-asian="10pt" style:font-weight-asian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79536" style:font-size-asian="12pt" style:font-weight-asian="normal" style:font-size-complex="12pt" style:font-weight-complex="normal"/>
    </style:style>
    <style:style style:name="T14" style:family="text">
      <style:text-properties officeooo:rsid="00272ec2"/>
    </style:style>
    <style:style style:name="T15" style:family="text">
      <style:text-properties fo:color="#ff0000" style:font-name="Monospace" fo:font-size="10pt" style:font-size-asian="10pt"/>
    </style:style>
    <style:style style:name="T16" style:family="text">
      <style:text-properties fo:color="#569be4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385f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apasztalatok</text:p>
      <text:p text:style-name="Standard"/>
      <text:list xml:id="list2464366952778235152" text:style-name="L1">
        <text:list-item>
          <text:p text:style-name="P27">összes tábla lekérése az adatbázisból: </text:p>
        </text:list-item>
      </text:list>
      <text:p text:style-name="Standard"><text:tab/>SELECT * FROM information_schema.tables</text:p>
      <text:p text:style-name="Standard"/>
      <text:list xml:id="list950281021056" text:continue-numbering="true" text:style-name="L1">
        <text:list-item>
          <text:p text:style-name="P30">Glassfish log</text:p>
        </text:list-item>
        <text:list-item>
          <text:p text:style-name="P36">Class xxx is listed in managed, but is not listed in the persistence.xml file</text:p>
        </text:list-item>
      </text:list>
      <text:p text:style-name="P21"><text:span text:style-name="Source_20_Text"><text:span text:style-name="T8">In Eclipse, a Bean, having @MappedSuperClass annotation, is get Red and the red sign has this message.</text:span></text:span></text:p>
      <text:p text:style-name="P17"><text:span text:style-name="Source_20_Text"><text:span text:style-name="T7"/></text:span></text:p>
      <text:p text:style-name="P18"><text:span text:style-name="Source_20_Text"><text:span text:style-name="T8">In eclipse Right-click on the project &gt; Projects &gt; JPA &gt; Persistent class management &gt; </text:span></text:span><text:span text:style-name="Source_20_Text"><text:span text:style-name="T9">Discover annotated classes automatically</text:span></text:span><text:span text:style-name="Source_20_Text"><text:span text:style-name="T8"> </text:span></text:span></text:p>
      <text:p text:style-name="P18"><text:span text:style-name="Source_20_Text"><text:span text:style-name="T7"/></text:span></text:p>
      <text:list xml:id="list951724693872" text:continue-numbering="true" text:style-name="L1">
        <text:list-item>
          <text:p text:style-name="P28"><text:span text:style-name="Source_20_Text"><text:span text:style-name="T6">java.lang.</text:span></text:span><text:span text:style-name="Source_20_Text"><text:span text:style-name="T10">RuntimeException</text:span></text:span><text:span text:style-name="Source_20_Text"><text:span text:style-name="T6">: </text:span></text:span><text:span text:style-name="Source_20_Text"><text:span text:style-name="T10">Orb</text:span></text:span><text:span text:style-name="Source_20_Text"><text:span text:style-name="T6"> initialization erorr</text:span></text:span></text:p>
        </text:list-item>
      </text:list>
      <text:p text:style-name="P5"><text:span text:style-name="Source_20_Text"><text:span text:style-name="T6"/></text:span></text:p>
      <text:p text:style-name="P6">Hiányzik a Libraires-ből az <text:span text:style-name="T1">appserv-rt.jar</text:span> fájl</text:p>
      <text:p text:style-name="P6"/>
      <text:list xml:id="list951023217434" text:continue-numbering="true" text:style-name="L1">
        <text:list-item>
          <text:p text:style-name="P31">Glassfish log</text:p>
        </text:list-item>
      </text:list>
      <text:p text:style-name="P20"><text:span text:style-name="T15">Cannot instantiate class: com.sun.enterprise.naming.SerialInitContextFactory [Root exception is </text:span><text:span text:style-name="T16">java.lang.ClassNotFoundException</text:span><text:span text:style-name="T15">: com.sun.enterprise.naming.SerialInitContextFactory]</text:span></text:p>
      <text:p text:style-name="P16"/>
      <text:p text:style-name="P16"><text:span text:style-name="T14">You are probably not following the instructions how to access remote EJB's - deployed on a GlassFish server - from </text:span><text:span text:style-name="Emphasis"><text:span text:style-name="T14">standalone</text:span></text:span><text:span text:style-name="T14"> Java clients. It is not entirely trivial.</text:span></text:p>
      <text:p text:style-name="P16">This should answer your question. In general, I am suspecting that what you're missing is the <text:span text:style-name="Source_20_Text"><text:span text:style-name="T17">gf-client.jar</text:span></text:span><text:span text:style-name="T17"> </text:span>file in your classpath.</text:p>
      <text:p text:style-name="P16"/>
      <text:list xml:id="list950275524808" text:continue-numbering="true" text:style-name="L1">
        <text:list-item>
          <text:p text:style-name="P32">Glassfish log</text:p>
        </text:list-item>
      </text:list>
      <text:p text:style-name="P19"><text:span text:style-name="T15">Exception in thread "main" </text:span><text:span text:style-name="T16">javax.ejb.EJBException</text:span><text:span text:style-name="T15">: </text:span><text:span text:style-name="T16">java.rmi.MarshalException</text:span><text:span text:style-name="T15">: CORBA MARSHAL 1330446343 No; nested exception is: </text:span></text:p>
      <text:p text:style-name="P15"/>
      <text:p text:style-name="P15">Implement the Serializable interface for the entities</text:p>
      <text:p text:style-name="P14"/>
      <text:list xml:id="list951410202201" text:continue-numbering="true" text:style-name="L1">
        <text:list-item>
          <text:p text:style-name="P27">Glassfish server log error</text:p>
        </text:list-item>
      </text:list>
      <text:p text:style-name="P3">java.lang.IllegalArgumentException: Object: ...@4... is not a known entity type.</text:p>
      <text:p text:style-name="P6"/>
      <text:p text:style-name="P6">Akkor fordul elő, ha ujra deploy-oljuk Eclips-ben Glassfih-re és a Glasfish nem tudja, hogy itt az idő az újraindulásra. Újra kell indítani a szervert</text:p>
      <text:p text:style-name="P7"/>
      <text:list xml:id="list950150497354" text:continue-numbering="true" text:style-name="L1">
        <text:list-item>
          <text:p text:style-name="P27">Glassfish server log error</text:p>
        </text:list-item>
      </text:list>
      <text:p text:style-name="P4">does not specify a temporal type. A temporal type must be specified for persistent fields or properties of type java.util.Date and java.util.Calendar.</text:p>
      <text:p text:style-name="P6"/>
      <text:p text:style-name="P6"><text:soft-page-break/>Akkor fordul elő, ha egy entity-ben definiáltunk egy Calendar vagy Date típusú mezőt, de nem kapott @Temporal annotációt. Például:</text:p>
      <text:p text:style-name="P6"/>
      <text:p text:style-name="P8"><text:span text:style-name="T3">@Temporal</text:span><text:span text:style-name="T2">(TemporalType.</text:span><text:span text:style-name="T4">TIMESTAMP</text:span><text:span text:style-name="T2">)</text:span></text:p>
      <text:p text:style-name="P1"><text:span text:style-name="T2"><text:tab/></text:span><text:span text:style-name="T3">@Column</text:span><text:span text:style-name="T2">(nullable = </text:span><text:span text:style-name="T11">false</text:span><text:span text:style-name="T2">)</text:span></text:p>
      <text:p text:style-name="P6"><text:span text:style-name="T2"><text:tab/></text:span><text:span text:style-name="T11">private</text:span><text:span text:style-name="T2"> Calendar </text:span><text:span text:style-name="T5">rogzites</text:span></text:p>
      <text:p text:style-name="P9"/>
      <text:list xml:id="list950180628979" text:continue-numbering="true" text:style-name="L1">
        <text:list-item>
          <text:p text:style-name="P29"><text:span text:style-name="T13">In the Eclipse “</text:span><text:a xlink:type="simple" xlink:href="http://stackoverflow.com/questions/7475228/problem-with-jpa-project-in-eclipse-error-in-class-annotated-entity-table-x" text:style-name="Internet_20_link" text:visited-style-name="Visited_20_Internet_20_Link"><text:span text:style-name="T13">error in class annotated @Entity: Table “xxx” cannot be resolved</text:span></text:a><text:span text:style-name="T13">“ error message</text:span></text:p>
        </text:list-item>
      </text:list>
      <text:p text:style-name="P13"/>
      <text:p text:style-name="P10">Window -&gt; Preferences -&gt; Validation, JPA Validator, turn off for Build</text:p>
      <text:p text:style-name="P11"/>
      <text:p text:style-name="P37"/>
      <text:list xml:id="list950830101887" text:continue-numbering="true" text:style-name="L1">
        <text:list-item>
          <text:p text:style-name="P35"><text:span text:style-name="T13">E</text:span><text:span text:style-name="T12">mbedded container használat esetén a teszt a következő hibaüzenettel áll meg:</text:span></text:p>
        </text:list-item>
      </text:list>
      <text:p text:style-name="P38"><text:span text:style-name="T12">org.glassfish.deployment.common.DeploymentException: CDI deployment failure:WELD-001408: Unsatisfied dependencies for type Validator with qualifiers @Default</text:span></text:p>
      <text:p text:style-name="P34"/>
      <text:p text:style-name="P39"><text:span text:style-name="T18">A</text:span>dd a beans.xml to the WAR's WEB-INF directory with the following content:</text:p>
      <text:p text:style-name="P25">&lt;?xml version="1.0" encoding="UTF-8"?&gt;</text:p>
      <text:p text:style-name="P23">&lt;beans xmlns="http://xmlns.jcp.org/xml/ns/javaee"</text:p>
      <text:p text:style-name="P23"><text:s text:c="4"/>xmlns:xsi="http://www.w3.org/2001/XMLSchema-instance"</text:p>
      <text:p text:style-name="P23"><text:s text:c="4"/>xsi:schemaLocation="http://xmlns.jcp.org/xml/ns/javaee http://xmlns.jcp.org/xml/ns/javaee/beans_1_1.xsd"</text:p>
      <text:p text:style-name="P23"><text:s text:c="4"/>bean-discovery-mode="none"&gt;</text:p>
      <text:p text:style-name="P23"><text:s text:c="2"/>&lt;!--</text:p>
      <text:p text:style-name="P23"><text:s text:c="2"/>This file is here for bean-discovery-mode="none", which turns off CDI 1.1's erroneous behaviour</text:p>
      <text:p text:style-name="P23"><text:s text:c="2"/>of assuming that anything annotated with @Inject is a "managed bean" and must be instantiated</text:p>
      <text:p text:style-name="P23"><text:s text:c="2"/>--&gt;</text:p>
      <text:p text:style-name="P24">&lt;/beans&gt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Monoscope" svg:font-family="Monoscope"/>
    <style:font-face style:name="monospace" svg:font-family="monospace"/>
    <style:font-face style:name="Monospace1" svg:font-family="Monospace" style:font-family-generic="roman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272in" fo:margin-right="0.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17:39:53</meta:creation-date>
    <dc:date>2015-11-09T00:09:49.383937658</dc:date>
    <meta:editing-duration>P10DT11H11M8S</meta:editing-duration>
    <meta:editing-cycles>30</meta:editing-cycles>
    <meta:generator>LibreOffice/4.4.2.2$Linux_x86 LibreOffice_project/40m0$Build-2</meta:generator>
    <meta:document-statistic meta:table-count="0" meta:image-count="0" meta:object-count="0" meta:page-count="2" meta:paragraph-count="40" meta:word-count="355" meta:character-count="2833" meta:non-whitespace-character-count="2503"/>
  </office:meta>
</office:document-meta>
</file>